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12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14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19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14" style:family="table-row">
      <style:table-row-properties style:min-row-height="0.399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min-row-height="0.353cm"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2" style:family="table-row">
      <style:table-row-properties style:keep-together="true"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601cm" style:keep-together="true" fo:keep-together="auto"/>
    </style:style>
    <style:style style:name="Tabla11.19" style:family="table-row">
      <style:table-row-properties style:min-row-height="0.399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601cm" style:keep-together="true" fo:keep-together="auto"/>
    </style:style>
    <style:style style:name="Tabla12.16" style:family="table-row">
      <style:table-row-properties style:min-row-height="0.399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601cm" style:keep-together="true" fo:keep-together="auto"/>
    </style:style>
    <style:style style:name="Tabla13.19" style:family="table-row">
      <style:table-row-properties style:min-row-height="0.399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601cm" style:keep-together="true" fo:keep-together="auto"/>
    </style:style>
    <style:style style:name="Tabla14.24" style:family="table-row">
      <style:table-row-properties style:min-row-height="0.399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601cm" style:keep-together="true" fo:keep-together="auto"/>
    </style:style>
    <style:style style:name="Tabla15.15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5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6" style:family="paragraph" style:parent-style-name="Standard">
      <style:text-properties style:font-name="Arial Narrow1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8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 style:snap-to-layout-grid="false"/>
    </style:style>
    <style:style style:name="P24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6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1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3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4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5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6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7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8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9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0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1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6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48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0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2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3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4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5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7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8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41"/>
      <text:p text:style-name="P41"/>
      <text:p text:style-name="P41"/>
      <text:p text:style-name="P38"/>
      <text:p text:style-name="P40">PCU-CapturarAbono</text:p>
      <text:p text:style-name="P40">20100623.1100</text:p>
      <text:p text:style-name="P39"><text:s text:c="25"/></text:p>
      <text:p text:style-name="P39"/>
      <text:p text:style-name="P39">Documento de Caso de Prueba</text:p>
      <text:p text:style-name="P15">CP-0009- <text:s text:c="13"/>CapturarSeguroCliente</text:p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4"/>
      <text:p text:style-name="P14"/>
      <text:p text:style-name="P42"/>
      <text:p text:style-name="P43"/>
      <text:p text:style-name="P44">Tabla de Contenidos</text:p>
      <text:p text:style-name="P44"/>
      <text:p text:style-name="P44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6">1.Introducción <text:tab/><text:span text:style-name="T12">3</text:span></text:p>
          <text:p text:style-name="P36">1.1.Propósito<text:tab/>3</text:p>
          <text:p text:style-name="P36">1.2.Alcance<text:tab/>3</text:p>
          <text:p text:style-name="P36">1.3.Audiencia<text:tab/>3</text:p>
          <text:p text:style-name="P36">2.Generación de Casos de Prueba a partir de Casos de Uso<text:tab/>4</text:p>
          <text:p text:style-name="P35">2.1. Justificación Generación del Grafo de Caminos de Prueba:<text:tab/><text:span text:style-name="T12">4</text:span></text:p>
        </text:index-body>
      </text:table-of-content>
      <text:section text:style-name="Sect2" text:name="Área2">
        <text:p text:style-name="P31"/>
        <text:p text:style-name="P7"/>
      </text:section>
      <text:section text:style-name="Sect3" text:name="Área3">
        <text:p text:style-name="P16"/>
      </text:section>
      <text:p text:style-name="P57"><text:s/>Documento de Diseño de Caso de Prueba</text:p>
      <text:list xml:id="list31217335" text:style-name="WW8Num2">
        <text:list-item>
          <text:p text:style-name="P53">Introducción </text:p>
          <text:list>
            <text:list-item>
              <text:p text:style-name="P54">Propósito</text:p>
            </text:list-item>
          </text:list>
        </text:list-item>
      </text:list>
      <text:p text:style-name="P45"><text:span text:style-name="T8">El propósito del </text:span><text:span text:style-name="T9">Documento de Casos de Pruebas para</text:span><text:span text:style-name="T10"> </text:span><text:span text:style-name="T11">CapturarSeguroCliente</text:span><text:span text:style-name="T2"> </text:span><text:span text:style-name="T8">es definir un formato para la elaboración de los caso de pruebas.</text:span></text:p>
      <text:list xml:id="list31224522" text:continue-numbering="true" text:style-name="WW8Num2">
        <text:list-item>
          <text:list>
            <text:list-item>
              <text:p text:style-name="P54">Alcance</text:p>
            </text:list-item>
          </text:list>
        </text:list-item>
      </text:list>
      <text:p text:style-name="P37">Este documento provee la definición del problema a resolver, los afectados y la solución. No contempla una descripción detallada de los aspectos funcionales y técnicos que se desarrollarán en las fases posteriores.</text:p>
      <text:list xml:id="list31245190" text:continue-numbering="true" text:style-name="WW8Num2">
        <text:list-item>
          <text:list>
            <text:list-item>
              <text:p text:style-name="P54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Nivel de Participación</text:p>
          </table:table-cell>
          <table:table-cell table:style-name="Tabla1.B1" office:value-type="string">
            <text:p text:style-name="P25">Rol</text:p>
          </table:table-cell>
        </table:table-row>
        <table:table-row table:style-name="Tabla1.1">
          <table:table-cell table:style-name="Tabla1.A2" office:value-type="string">
            <text:p text:style-name="P27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6">Analista de Pruebas (AP)</text:p>
          </table:table-cell>
        </table:table-row>
        <table:table-row table:style-name="Tabla1.1">
          <table:table-cell table:style-name="Tabla1.A2" office:value-type="string">
            <text:p text:style-name="P27"><text:span text:style-name="T4">Usuario Directo </text:span><text:span text:style-name="T5">(UD)</text:span></text:p>
          </table:table-cell>
          <table:table-cell table:style-name="Tabla1.B2" office:value-type="string">
            <text:p text:style-name="P26">Analista de Pruebas (AP)</text:p>
          </table:table-cell>
        </table:table-row>
        <table:table-row table:style-name="Tabla1.1">
          <table:table-cell table:style-name="Tabla1.A2" office:value-type="string">
            <text:p text:style-name="P27"><text:span text:style-name="T4">Notificado </text:span><text:span text:style-name="T5">(NT)</text:span></text:p>
          </table:table-cell>
          <table:table-cell table:style-name="Tabla1.B2" office:value-type="string">
            <text:p text:style-name="P26">Gerente de Pruebas</text:p>
            <text:p text:style-name="P26"/>
            <text:p text:style-name="P26">Líder de Proyecto</text:p>
          </table:table-cell>
        </table:table-row>
      </table:table>
      <text:list xml:id="list31229032" text:continue-numbering="true" text:style-name="WW8Num2">
        <text:list-item>
          <text:p text:style-name="P55">Generación de Casos de Prueba a partir de Casos de Uso</text:p>
          <text:list>
            <text:list-item>
              <text:p text:style-name="P58">Justificación Generación del Grafo de Caminos de Prueba:</text:p>
            </text:list-item>
          </text:list>
        </text:list-item>
      </text:list>
      <text:p text:style-name="P32"/>
      <text:p text:style-name="P33">Caminos de Prueba:</text:p>
      <text:p text:style-name="P34"><text:s/>Caminos Positivos:</text:p>
      <text:list xml:id="list31212748" text:style-name="L1">
        <text:list-item>
          <text:p text:style-name="P47">S1,S2,A3,S4,S5,A6,S7,S8,S9<text:span text:style-name="T12"> <text:s text:c="8"/></text:span></text:p>
        </text:list-item>
        <text:list-item>
          <text:p text:style-name="P47">S1,S2,A3,S4,SE.4.a,SE.4.a.1,S5,A6,S7,S8,S9</text:p>
        </text:list-item>
        <text:list-item>
          <text:p text:style-name="P47">S1,S2,A3,S4,SE.4.b,SE.4.b.1,SE.4.b.2,SE.4.b.3,S2,A3,S4,S5,A6,S7,S8,S9</text:p>
        </text:list-item>
        <text:list-item>
          <text:p text:style-name="P47">S1,S2,A3,S4,S5,A6,S7,SE.7.a,SE.7.a.1,S8,S9</text:p>
        </text:list-item>
        <text:list-item>
          <text:p text:style-name="P47">S1,S2,A3,S4,S5,A6,S7,SE.7.b,SE.7.b.1,SE.7.b.2,SE.7.b.3,S5,A6,S7,S8,S9</text:p>
        </text:list-item>
        <text:list-item>
          <text:p text:style-name="P47">S1,S2,A3,S4,S5,A6,S7,S8,SE.8.a,SE.8.a.1,SE.8.a.2,SE.8.a.3,S9</text:p>
        </text:list-item>
        <text:list-item>
          <text:p text:style-name="P47">S1,S2,A3,S4,S5,A6,S7S8,SE.8.b,SE.8.b.1,SE.8.b.1.a,SE.8.b.1.a.1, SE.8.b.1.a.2,SE.8.b.1.a.2.a,SE.8.b.1.a.2.a.1,S9</text:p>
        </text:list-item>
        <text:list-item>
          <text:p text:style-name="P47">S1,S2,A3,S4,S5,A6,S7,S8,SE.8.b,SE.8.b.1,SE.8.b.1.a,SE.8.b.1.a.1 ,SE.8.b.1.a.2,SE.8.b.1.a.2.a,SE.8.b.1.a.2.b,SE.8.b.1.a.2.b.1, SE.8.b.1.a.2.b.2,SE.8.b.1.a.1,SE.8.b.1.a.2,SE.8.b.1.a.3,S9</text:p>
        </text:list-item>
        <text:list-item>
          <text:p text:style-name="P47">S1,S2,A3,S4,S5,A6,S7,S8,SE.8.b,SE.8.b.1,SE.8.b.2,S9</text:p>
          <text:p text:style-name="P51"><text:s text:c="10"/>Caminos Negativos:<text:span text:style-name="T13"> <text:s text:c="3"/></text:span></text:p>
          <text:p text:style-name="P49">NO APLICA</text:p>
          <text:p text:style-name="P51"><text:s text:c="5"/></text:p>
          <text:p text:style-name="P51"/>
          <text:p text:style-name="P50"/>
          <text:p text:style-name="P51"><text:s text:c="8"/></text:p>
          <text:p text:style-name="P50"/>
          <text:p text:style-name="P50"/>
          <text:p text:style-name="P48"/>
        </text:list-item>
      </text:list>
      <text:p text:style-name="P3"/>
      <text:p text:style-name="P9"/>
      <text:list xml:id="list31233510" text:style-name="WW8Num6">
        <text:list-item>
          <text:list>
            <text:list-item>
              <text:p text:style-name="P52">Generación del Caso de Prueba:</text:p>
              <text:list>
                <text:list-item>
                  <text:p text:style-name="P46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28">CP-0009-CapturarSeguroCliente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Que se haya seleccionado la opción de seguros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0">2.- Cliente con cuenta de seguros actualizada e impresión de la póliza si es el caso.</text:p>
          </table:table-cell>
        </table:table-row>
        <table:table-row table:style-name="Tabla2.1">
          <table:table-cell table:style-name="Tabla2.A2" office:value-type="string">
            <text:p text:style-name="P18"><text:span text:style-name="T6">Fecha de Llenado</text:span><text:span text:style-name="T7">:</text:span></text:p>
          </table:table-cell>
          <table:table-cell table:style-name="Tabla2.B2" office:value-type="string">
            <text:p text:style-name="P13">2010/06/23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7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28">CP-0009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29">S1</text:p>
          </table:table-cell>
          <table:table-cell table:style-name="Tabla7.A2" office:value-type="string">
            <text:p text:style-name="P19">El caso de uso inicia cuando se quiere realizar la venta o abono de segur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2</text:p>
          </table:table-cell>
          <table:table-cell table:style-name="Tabla7.A2" office:value-type="string">
            <text:p text:style-name="P19">El sistema solicita la captura de segur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A3</text:p>
          </table:table-cell>
          <table:table-cell table:style-name="Tabla7.A2" office:value-type="string">
            <text:p text:style-name="P19">El cajero captura la cantidad de seguros que el cliente desea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4</text:p>
          </table:table-cell>
          <table:table-cell table:style-name="Tabla7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5</text:p>
          </table:table-cell>
          <table:table-cell table:style-name="Tabla7.A2" office:value-type="string">
            <text:p text:style-name="P19">El sistema solicita la captura de los meses que el cliente va a pagar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A6</text:p>
          </table:table-cell>
          <table:table-cell table:style-name="Tabla7.A2" office:value-type="string">
            <text:p text:style-name="P19">El cajero captura la cantidad de meses que el cliente va a pagar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7</text:p>
          </table:table-cell>
          <table:table-cell table:style-name="Tabla7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8</text:p>
          </table:table-cell>
          <table:table-cell table:style-name="Tabla7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29">S9</text:p>
          </table:table-cell>
          <table:table-cell table:style-name="Tabla7.A2" office:value-type="string">
            <text:p text:style-name="P19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2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19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28">CP-0009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29">S1</text:p>
          </table:table-cell>
          <table:table-cell table:style-name="Tabla8.A2" office:value-type="string">
            <text:p text:style-name="P19">El caso de uso inicia cuando se quiere realizar la venta o abono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2</text:p>
          </table:table-cell>
          <table:table-cell table:style-name="Tabla8.A2" office:value-type="string">
            <text:p text:style-name="P19">El sistema solicita la captura de segur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A3</text:p>
          </table:table-cell>
          <table:table-cell table:style-name="Tabla8.A2" office:value-type="string">
            <text:p text:style-name="P19">El cajero captura la cantidad de seguros que el cliente dese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4</text:p>
          </table:table-cell>
          <table:table-cell table:style-name="Tabla8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E.4.a</text:p>
          </table:table-cell>
          <table:table-cell table:style-name="Tabla8.A2" office:value-type="string">
            <text:p text:style-name="P19">El sistema valido que la cantidad de seguros capturada es correct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E.4.a.1</text:p>
          </table:table-cell>
          <table:table-cell table:style-name="Tabla8.A2" office:value-type="string">
            <text:p text:style-name="P19">El flujo continúa en el paso 5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5</text:p>
          </table:table-cell>
          <table:table-cell table:style-name="Tabla8.A2" office:value-type="string">
            <text:p text:style-name="P19">El sistema solicita la captura de los meses que el cliente va a pagar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A6</text:p>
          </table:table-cell>
          <table:table-cell table:style-name="Tabla8.A2" office:value-type="string">
            <text:p text:style-name="P19">El cajero captura la cantidad de meses que el cliente va a pagar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7</text:p>
          </table:table-cell>
          <table:table-cell table:style-name="Tabla8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8</text:p>
          </table:table-cell>
          <table:table-cell table:style-name="Tabla8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29">S9</text:p>
          </table:table-cell>
          <table:table-cell table:style-name="Tabla8.A2" office:value-type="string">
            <text:p text:style-name="P19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4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19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28">CP-0009-0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29">S1</text:p>
          </table:table-cell>
          <table:table-cell table:style-name="Tabla9.A2" office:value-type="string">
            <text:p text:style-name="P19">El caso de uso inicia cuando se quiere realizar la venta o abono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2</text:p>
          </table:table-cell>
          <table:table-cell table:style-name="Tabla9.A2" office:value-type="string">
            <text:p text:style-name="P19">El sistema solicita la captura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A3</text:p>
          </table:table-cell>
          <table:table-cell table:style-name="Tabla9.A2" office:value-type="string">
            <text:p text:style-name="P19">El cajero captura la cantidad de seguros que el cliente dese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4</text:p>
          </table:table-cell>
          <table:table-cell table:style-name="Tabla9.A2" office:value-type="string">
            <text:p text:style-name="P19">El sistema valida la cantidad capturada de seguros <text:s text:c="23"/></text:p>
            <text:p text:style-name="P19"><text:soft-page-break/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E.4.b</text:p>
          </table:table-cell>
          <table:table-cell table:style-name="Tabla9.A2" office:value-type="string">
            <text:p text:style-name="P19">El sistema valido que la cantidad de seguros capturada es incorrect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E.4.b.1</text:p>
          </table:table-cell>
          <table:table-cell table:style-name="Tabla9.A2" office:value-type="string">
            <text:p text:style-name="P19">El sistema muestra mensaje correspond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E.4.b.2</text:p>
          </table:table-cell>
          <table:table-cell table:style-name="Tabla9.A2" office:value-type="string">
            <text:p text:style-name="P19">El cajero acepta el mensaje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E.4.b.3</text:p>
          </table:table-cell>
          <table:table-cell table:style-name="Tabla9.A2" office:value-type="string">
            <text:p text:style-name="P19">El flujo continúa en el paso 2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2</text:p>
          </table:table-cell>
          <table:table-cell table:style-name="Tabla9.A2" office:value-type="string">
            <text:p text:style-name="P19">El sistema solicita la captura de segur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A3</text:p>
          </table:table-cell>
          <table:table-cell table:style-name="Tabla9.A2" office:value-type="string">
            <text:p text:style-name="P19">El cajero captura la cantidad de seguros que el cliente dese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4</text:p>
          </table:table-cell>
          <table:table-cell table:style-name="Tabla9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5</text:p>
          </table:table-cell>
          <table:table-cell table:style-name="Tabla9.A2" office:value-type="string">
            <text:p text:style-name="P19">El sistema solicita la captura de los meses que el cliente va a pagar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A6</text:p>
          </table:table-cell>
          <table:table-cell table:style-name="Tabla9.A2" office:value-type="string">
            <text:p text:style-name="P19">El cajero captura la cantidad de meses que el cliente va a pagar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7</text:p>
          </table:table-cell>
          <table:table-cell table:style-name="Tabla9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8</text:p>
          </table:table-cell>
          <table:table-cell table:style-name="Tabla9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29">S9</text:p>
          </table:table-cell>
          <table:table-cell table:style-name="Tabla9.A2" office:value-type="string">
            <text:p text:style-name="P19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9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19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28">CP-0009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29">S1</text:p>
          </table:table-cell>
          <table:table-cell table:style-name="Tabla10.A2" office:value-type="string">
            <text:p text:style-name="P19">El caso de uso inicia cuando se quiere realizar la venta o abono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2</text:p>
          </table:table-cell>
          <table:table-cell table:style-name="Tabla10.A2" office:value-type="string">
            <text:p text:style-name="P19">El sistema solicita la captura de segur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A3</text:p>
          </table:table-cell>
          <table:table-cell table:style-name="Tabla10.A2" office:value-type="string">
            <text:p text:style-name="P19">El cajero captura la cantidad de seguros que el cliente dese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ext:soft-page-break/>
        <table:table-row table:style-name="Tabla10.3">
          <table:table-cell table:style-name="Tabla10.A2" office:value-type="string">
            <text:p text:style-name="P29">S4</text:p>
          </table:table-cell>
          <table:table-cell table:style-name="Tabla10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5</text:p>
          </table:table-cell>
          <table:table-cell table:style-name="Tabla10.A2" office:value-type="string">
            <text:p text:style-name="P19">El sistema solicita la captura de los meses que el cliente va a pagar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A6</text:p>
          </table:table-cell>
          <table:table-cell table:style-name="Tabla10.A2" office:value-type="string">
            <text:p text:style-name="P19">El cajero captura la cantidad de meses que el cliente va a pagar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7</text:p>
          </table:table-cell>
          <table:table-cell table:style-name="Tabla10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E.7.a</text:p>
          </table:table-cell>
          <table:table-cell table:style-name="Tabla10.A2" office:value-type="string">
            <text:p text:style-name="P19">El sistema valido que la cantidad capturada de meses es correcta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E.7.a.1</text:p>
          </table:table-cell>
          <table:table-cell table:style-name="Tabla10.A2" office:value-type="string">
            <text:p text:style-name="P19">El flujo continúa en el paso 8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8</text:p>
          </table:table-cell>
          <table:table-cell table:style-name="Tabla10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29">S9</text:p>
          </table:table-cell>
          <table:table-cell table:style-name="Tabla10.A2" office:value-type="string">
            <text:p text:style-name="P19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4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19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>v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28">CP-0009-05</text:p>
          </table:table-cell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29">S1</text:p>
          </table:table-cell>
          <table:table-cell table:style-name="Tabla11.A2" office:value-type="string">
            <text:p text:style-name="P19">El caso de uso inicia cuando se quiere realizar la venta o abono de segur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2</text:p>
          </table:table-cell>
          <table:table-cell table:style-name="Tabla11.A2" office:value-type="string">
            <text:p text:style-name="P19">El sistema solicita la captura de segur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A3</text:p>
          </table:table-cell>
          <table:table-cell table:style-name="Tabla11.A2" office:value-type="string">
            <text:p text:style-name="P19">El cajero captura la cantidad de seguros que el cliente dese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4</text:p>
          </table:table-cell>
          <table:table-cell table:style-name="Tabla11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5</text:p>
          </table:table-cell>
          <table:table-cell table:style-name="Tabla11.A2" office:value-type="string">
            <text:p text:style-name="P19">El sistema solicita la captura de los meses que el cliente va a pagar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A6</text:p>
          </table:table-cell>
          <table:table-cell table:style-name="Tabla11.A2" office:value-type="string">
            <text:p text:style-name="P19">El cajero captura la cantidad de meses que el cliente va a pagar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ext:soft-page-break/>
        <table:table-row table:style-name="Tabla11.3">
          <table:table-cell table:style-name="Tabla11.A2" office:value-type="string">
            <text:p text:style-name="P29">S7</text:p>
          </table:table-cell>
          <table:table-cell table:style-name="Tabla11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E.7.b</text:p>
          </table:table-cell>
          <table:table-cell table:style-name="Tabla11.A2" office:value-type="string">
            <text:p text:style-name="P19">El sistema valido que la cantidad capturada de meses es incorrecta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E.7.b.1</text:p>
          </table:table-cell>
          <table:table-cell table:style-name="Tabla11.A2" office:value-type="string">
            <text:p text:style-name="P19">El sistema manda mensaje correspondiente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E.7.b.2</text:p>
          </table:table-cell>
          <table:table-cell table:style-name="Tabla11.A2" office:value-type="string">
            <text:p text:style-name="P19">El cajero acepta el mensaj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E.7.b.3</text:p>
          </table:table-cell>
          <table:table-cell table:style-name="Tabla11.A2" office:value-type="string">
            <text:p text:style-name="P19">El flujo continúa en el paso 5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5</text:p>
          </table:table-cell>
          <table:table-cell table:style-name="Tabla11.A2" office:value-type="string">
            <text:p text:style-name="P19">El sistema solicita la captura de los meses que el cliente va a pagar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A6</text:p>
          </table:table-cell>
          <table:table-cell table:style-name="Tabla11.A2" office:value-type="string">
            <text:p text:style-name="P19">El cajero captura la cantidad de meses que el cliente va a pagar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7</text:p>
          </table:table-cell>
          <table:table-cell table:style-name="Tabla11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8</text:p>
          </table:table-cell>
          <table:table-cell table:style-name="Tabla11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29">S9</text:p>
          </table:table-cell>
          <table:table-cell table:style-name="Tabla11.A2" office:value-type="string">
            <text:p text:style-name="P19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9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19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28">CP-0009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29">S1</text:p>
          </table:table-cell>
          <table:table-cell table:style-name="Tabla12.A2" office:value-type="string">
            <text:p text:style-name="P19">El caso de uso inicia cuando se quiere realizar la venta o abono de segur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2</text:p>
          </table:table-cell>
          <table:table-cell table:style-name="Tabla12.A2" office:value-type="string">
            <text:p text:style-name="P19">El sistema solicita la captura de segur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A3</text:p>
          </table:table-cell>
          <table:table-cell table:style-name="Tabla12.A2" office:value-type="string">
            <text:p text:style-name="P19">El cajero captura la cantidad de seguros que el cliente dese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4</text:p>
          </table:table-cell>
          <table:table-cell table:style-name="Tabla12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5</text:p>
          </table:table-cell>
          <table:table-cell table:style-name="Tabla12.A2" office:value-type="string">
            <text:p text:style-name="P19">El sistema solicita la captura de los meses que el cliente va a pagar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ext:soft-page-break/>
        <table:table-row table:style-name="Tabla12.3">
          <table:table-cell table:style-name="Tabla12.A2" office:value-type="string">
            <text:p text:style-name="P29">A6</text:p>
          </table:table-cell>
          <table:table-cell table:style-name="Tabla12.A2" office:value-type="string">
            <text:p text:style-name="P19">El cajero captura la cantidad de meses que el cliente va a pagar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7</text:p>
          </table:table-cell>
          <table:table-cell table:style-name="Tabla12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8</text:p>
          </table:table-cell>
          <table:table-cell table:style-name="Tabla12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E.8.a</text:p>
          </table:table-cell>
          <table:table-cell table:style-name="Tabla12.A2" office:value-type="string">
            <text:p text:style-name="P19">El sistema verificó que el cliente es cliente nuevo en cuenta de seguro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E.8.a.1</text:p>
          </table:table-cell>
          <table:table-cell table:style-name="Tabla12.A2" office:value-type="string">
            <text:p text:style-name="P19">El sistema manda llamar al CU-0001-CapturarBeneficiar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E.8.a.2</text:p>
          </table:table-cell>
          <table:table-cell table:style-name="Tabla12.A2" office:value-type="string">
            <text:p text:style-name="P19">El sistema obtiene del caso de uso anterior que si se capturaron los beneficiarios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E.8.a.3</text:p>
          </table:table-cell>
          <table:table-cell table:style-name="Tabla12.A2" office:value-type="string">
            <text:p text:style-name="P19">El flujo continúa en el paso 9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29">S9</text:p>
          </table:table-cell>
          <table:table-cell table:style-name="Tabla12.A2" office:value-type="string">
            <text:p text:style-name="P19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6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19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28">CP-0009-07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29">S1</text:p>
          </table:table-cell>
          <table:table-cell table:style-name="Tabla13.A2" office:value-type="string">
            <text:p text:style-name="P19">El caso de uso inicia cuando se quiere realizar la venta o abono de segur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2</text:p>
          </table:table-cell>
          <table:table-cell table:style-name="Tabla13.A2" office:value-type="string">
            <text:p text:style-name="P19">El sistema solicita la captura de segur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A3</text:p>
          </table:table-cell>
          <table:table-cell table:style-name="Tabla13.A2" office:value-type="string">
            <text:p text:style-name="P19">El cajero captura la cantidad de seguros que el cliente dese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4</text:p>
          </table:table-cell>
          <table:table-cell table:style-name="Tabla13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5</text:p>
          </table:table-cell>
          <table:table-cell table:style-name="Tabla13.A2" office:value-type="string">
            <text:p text:style-name="P19">El sistema solicita la captura de los meses que el cliente va a pagar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A6</text:p>
          </table:table-cell>
          <table:table-cell table:style-name="Tabla13.A2" office:value-type="string">
            <text:p text:style-name="P19">El cajero captura la cantidad de meses que el cliente va a pagar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7</text:p>
          </table:table-cell>
          <table:table-cell table:style-name="Tabla13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<text:soft-page-break/>7.b.- El sistema valido que la cantidad capturada de meses es incorrect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8</text:p>
          </table:table-cell>
          <table:table-cell table:style-name="Tabla13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</text:p>
          </table:table-cell>
          <table:table-cell table:style-name="Tabla13.A2" office:value-type="string">
            <text:p text:style-name="P19">El sistema verificó que el cliente no es nuevo en cuenta de seguro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</text:p>
          </table:table-cell>
          <table:table-cell table:style-name="Tabla13.A2" office:value-type="string">
            <text:p text:style-name="P19">El sistema verifica que el cliente no tiene seguro adicion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.a</text:p>
          </table:table-cell>
          <table:table-cell table:style-name="Tabla13.A2" office:value-type="string">
            <text:p text:style-name="P19">El sistema verifica que el cliente tiene seguro adicion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.a.1</text:p>
          </table:table-cell>
          <table:table-cell table:style-name="Tabla13.A2" office:value-type="string">
            <text:p text:style-name="P19">El sistema muestra las opciones: <text:s text:c="53"/></text:p>
            <text:p text:style-name="P19">-Cancelar <text:s text:c="55"/></text:p>
            <text:p text:style-name="P19">-Aceptar <text:s text:c="55"/></text:p>
            <text:p text:style-name="P19">-Cambio Seguro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.a.2</text:p>
          </table:table-cell>
          <table:table-cell table:style-name="Tabla13.A2" office:value-type="string">
            <text:p text:style-name="P19">El cajero selecciona la opción Cancelar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.a.2.a</text:p>
          </table:table-cell>
          <table:table-cell table:style-name="Tabla13.A2" office:value-type="string">
            <text:p text:style-name="P19">El cajero selecciona la opción Aceptar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E.8.b.1.a.2.a.1</text:p>
          </table:table-cell>
          <table:table-cell table:style-name="Tabla13.A2" office:value-type="string">
            <text:p text:style-name="P19">El flujo continua en el paso 9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29">S9</text:p>
          </table:table-cell>
          <table:table-cell table:style-name="Tabla13.A2" office:value-type="string">
            <text:p text:style-name="P19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9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19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28">CP-0009-08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29">S1</text:p>
          </table:table-cell>
          <table:table-cell table:style-name="Tabla14.A2" office:value-type="string">
            <text:p text:style-name="P19">El caso de uso inicia cuando se quiere realizar la venta o abono de segur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2</text:p>
          </table:table-cell>
          <table:table-cell table:style-name="Tabla14.A2" office:value-type="string">
            <text:p text:style-name="P19">El sistema solicita la captura de segur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A3</text:p>
          </table:table-cell>
          <table:table-cell table:style-name="Tabla14.A2" office:value-type="string">
            <text:p text:style-name="P19">El cajero captura la cantidad de seguros que el cliente dese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4</text:p>
          </table:table-cell>
          <table:table-cell table:style-name="Tabla14.A2" office:value-type="string">
            <text:p text:style-name="P19">El sistema valida la cantidad capturada de seguros <text:s text:c="23"/></text:p>
            <text:p text:style-name="P19">4.a.- El sistema valido que la cantidad de seguros capturada es correcta. <text:s text:c="23"/></text:p>
            <text:p text:style-name="P19">4.b.- El sistema valido que la cantidad de seguros capturada es incorrect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5</text:p>
          </table:table-cell>
          <table:table-cell table:style-name="Tabla14.A2" office:value-type="string">
            <text:p text:style-name="P19">El sistema solicita la captura de los meses que el cliente va a pagar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A6</text:p>
          </table:table-cell>
          <table:table-cell table:style-name="Tabla14.A2" office:value-type="string">
            <text:p text:style-name="P19">El cajero captura la cantidad de meses que el cliente va a pagar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7</text:p>
          </table:table-cell>
          <table:table-cell table:style-name="Tabla14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<text:soft-page-break/>7.b.- El sistema valido que la cantidad capturada de meses es incorrect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8</text:p>
          </table:table-cell>
          <table:table-cell table:style-name="Tabla14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</text:p>
          </table:table-cell>
          <table:table-cell table:style-name="Tabla14.A2" office:value-type="string">
            <text:p text:style-name="P19">El sistema verificó que el cliente no es nuevo en cuenta de segur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</text:p>
          </table:table-cell>
          <table:table-cell table:style-name="Tabla14.A2" office:value-type="string">
            <text:p text:style-name="P19">El sistema verifica que el cliente no tiene seguro adicion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</text:p>
          </table:table-cell>
          <table:table-cell table:style-name="Tabla14.A2" office:value-type="string">
            <text:p text:style-name="P19">El sistema verifica que el cliente tiene seguro adicion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1</text:p>
          </table:table-cell>
          <table:table-cell table:style-name="Tabla14.A2" office:value-type="string">
            <text:p text:style-name="P19">El sistema muestra las opciones: <text:s text:c="53"/></text:p>
            <text:p text:style-name="P19">-Cancelar <text:s text:c="55"/></text:p>
            <text:p text:style-name="P19">-Aceptar <text:s text:c="55"/></text:p>
            <text:p text:style-name="P19">-Cambio Segur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</text:p>
          </table:table-cell>
          <table:table-cell table:style-name="Tabla14.A2" office:value-type="string">
            <text:p text:style-name="P19">El cajero selecciona la opción Cancela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.a</text:p>
          </table:table-cell>
          <table:table-cell table:style-name="Tabla14.A2" office:value-type="string">
            <text:p text:style-name="P19">El cajero selecciona la opción Acepta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.b</text:p>
          </table:table-cell>
          <table:table-cell table:style-name="Tabla14.A2" office:value-type="string">
            <text:p text:style-name="P19">El cajero selecciona la opción Cambio Segur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.b.1</text:p>
          </table:table-cell>
          <table:table-cell table:style-name="Tabla14.A2" office:value-type="string">
            <text:p text:style-name="P19">El sistema manda llamar al CU-0014-CambiarSeguroAdicion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.b.2</text:p>
          </table:table-cell>
          <table:table-cell table:style-name="Tabla14.A2" office:value-type="string">
            <text:p text:style-name="P19">El flujo continua en el paso 9.b.1.a.1 del flujo alterna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1</text:p>
          </table:table-cell>
          <table:table-cell table:style-name="Tabla14.A2" office:value-type="string">
            <text:p text:style-name="P19">El sistema muestra las opciones: <text:s text:c="53"/></text:p>
            <text:p text:style-name="P19">-Cancelar <text:s text:c="55"/></text:p>
            <text:p text:style-name="P19">-Aceptar <text:s text:c="55"/></text:p>
            <text:p text:style-name="P19">-Cambio Segur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2</text:p>
          </table:table-cell>
          <table:table-cell table:style-name="Tabla14.A2" office:value-type="string">
            <text:p text:style-name="P19">El cajero selecciona la opción Cancelar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E.8.b.1.a.3</text:p>
          </table:table-cell>
          <table:table-cell table:style-name="Tabla14.A2" office:value-type="string">
            <text:p text:style-name="P19"><text:s/>El flujo continua en el paso 9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29">S9</text:p>
          </table:table-cell>
          <table:table-cell table:style-name="Tabla14.A2" office:value-type="string">
            <text:p text:style-name="P19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24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19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28">CP-0009-09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29">S1</text:p>
          </table:table-cell>
          <table:table-cell table:style-name="Tabla15.A2" office:value-type="string">
            <text:p text:style-name="P19">El caso de uso inicia cuando se quiere realizar la venta o abono de segur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2</text:p>
          </table:table-cell>
          <table:table-cell table:style-name="Tabla15.A2" office:value-type="string">
            <text:p text:style-name="P19">El sistema solicita la captura de segur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A3</text:p>
          </table:table-cell>
          <table:table-cell table:style-name="Tabla15.A2" office:value-type="string">
            <text:p text:style-name="P19">El cajero captura la cantidad de seguros que el cliente dese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4</text:p>
          </table:table-cell>
          <table:table-cell table:style-name="Tabla15.A2" office:value-type="string">
            <text:p text:style-name="P19">El sistema valida la cantidad capturada de seguros <text:s text:c="23"/></text:p>
            <text:p text:style-name="P19">4.a.- El sistema valido que la cantidad de <text:soft-page-break/>seguros capturada es correcta. <text:s text:c="23"/></text:p>
            <text:p text:style-name="P19">4.b.- El sistema valido que la cantidad de seguros capturada es incorrect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5</text:p>
          </table:table-cell>
          <table:table-cell table:style-name="Tabla15.A2" office:value-type="string">
            <text:p text:style-name="P19">El sistema solicita la captura de los meses que el cliente va a pagar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A6</text:p>
          </table:table-cell>
          <table:table-cell table:style-name="Tabla15.A2" office:value-type="string">
            <text:p text:style-name="P19">El cajero captura la cantidad de meses que el cliente va a pagar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7</text:p>
          </table:table-cell>
          <table:table-cell table:style-name="Tabla15.A2" office:value-type="string">
            <text:p text:style-name="P19">El sistema valida la cantidad capturada de meses. <text:s text:c="23"/></text:p>
            <text:p text:style-name="P19">7.a.- El sistema valido que la cantidad capturada de meses es correcta <text:s text:c="23"/></text:p>
            <text:p text:style-name="P19">7.b.- El sistema valido que la cantidad capturada de meses es incorrecta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8</text:p>
          </table:table-cell>
          <table:table-cell table:style-name="Tabla15.A2" office:value-type="string">
            <text:p text:style-name="P19">El sistema verifica que es cliente nuevo en cuenta de seguro. <text:s text:c="23"/></text:p>
            <text:p text:style-name="P19">8.a.- El sistema verificó que el cliente es cliente nuevo en cuenta de seguro <text:s text:c="23"/></text:p>
            <text:p text:style-name="P19">8.b.- El sistema verificó que el cliente no es nuevo en cuenta de seguro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E.8.b</text:p>
          </table:table-cell>
          <table:table-cell table:style-name="Tabla15.A2" office:value-type="string">
            <text:p text:style-name="P19">El sistema verificó que el cliente no es nuevo en cuenta de seguro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E.8.b.1</text:p>
          </table:table-cell>
          <table:table-cell table:style-name="Tabla15.A2" office:value-type="string">
            <text:p text:style-name="P19">El sistema verifica que el cliente no tiene seguro adicion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E.8.b.2</text:p>
          </table:table-cell>
          <table:table-cell table:style-name="Tabla15.A2" office:value-type="string">
            <text:p text:style-name="P19">El flujo continúa en el paso 9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29">S9</text:p>
          </table:table-cell>
          <table:table-cell table:style-name="Tabla15.A2" office:value-type="string">
            <text:p text:style-name="P19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5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19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09-CapturarSeguroCliente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5"/>20100623.1052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13</text:page-number></text:span><text:span text:style-name="MT1"> de </text:span><text:span text:style-name="MT2"><text:page-count style:num-format="1">13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Bajo</text:p>
            </table:table-cell>
            <table:table-cell table:style-name="Tabla3.B2" office:value-type="string">
              <text:p text:style-name="MP5"><text:file-name text:display="name-and-extension">CP-0009-CapturarSeguroCliente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09-CapturarSeguroCliente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6"/>20100623.1052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1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13</text:page-number></text:span><text:span text:style-name="MT1"> de </text:span><text:span text:style-name="MT2"><text:page-count style:num-format="1">13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Bajo</text:p>
            </table:table-cell>
            <table:table-cell table:style-name="Tabla5.B2" office:value-type="string">
              <text:p text:style-name="MP5"><text:file-name text:display="name-and-extension">CP-0009-CapturarSeguroCliente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10-06-24T11:11:56.96</dc:date>
    <meta:printed-by>Alex Coppel S.A. de C.V.</meta:printed-by>
    <meta:print-date>2009-03-13T17:53:10</meta:print-date>
    <dc:language>es-ES</dc:language>
    <meta:editing-cycles>441</meta:editing-cycles>
    <meta:editing-duration>PT56H44M18S</meta:editing-duration>
    <dc:creator>p q</dc:creator>
    <meta:document-statistic meta:table-count="15" meta:image-count="3" meta:object-count="0" meta:page-count="13" meta:paragraph-count="469" meta:word-count="2540" meta:character-count="17113"/>
    <meta:user-defined meta:name="Info 1"/>
    <meta:user-defined meta:name="Info 2"/>
    <meta:user-defined meta:name="Info 3"/>
    <meta:user-defined meta:name="Info 4"/>
  </office:meta>
</office:document-meta>
</file>